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paragraph-properties fo:margin-left="0cm" fo:margin-right="0cm" fo:margin-top="4.657cm" fo:margin-bottom="0.212cm" loext:contextual-spacing="false" fo:text-indent="0cm" style:auto-text-indent="false"/>
      <style:text-properties fo:font-size="22pt"/>
    </style:style>
    <style:style style:name="P3" style:family="paragraph" style:parent-style-name="Text_20_body">
      <style:paragraph-properties fo:margin-left="1.27cm" fo:margin-right="0cm" fo:text-indent="0cm" style:auto-text-indent="false"/>
    </style:style>
    <style:style style:name="P4" style:family="paragraph" style:parent-style-name="Text_20_body">
      <style:paragraph-properties fo:margin-left="2.54cm" fo:margin-right="0cm" fo:text-indent="0cm" style:auto-text-indent="false"/>
    </style:style>
    <style:style style:name="P5" style:family="paragraph" style:parent-style-name="Text_20_body">
      <style:paragraph-properties fo:break-before="page"/>
      <style:text-properties fo:color="#000000"/>
    </style:style>
    <style:style style:name="P6" style:family="paragraph" style:parent-style-name="Text_20_body">
      <style:paragraph-properties fo:margin-left="1.27cm" fo:margin-right="0cm" fo:text-indent="-0.635cm" style:auto-text-indent="false"/>
    </style:style>
    <style:style style:name="P7" style:family="paragraph" style:parent-style-name="Text_20_body">
      <style:paragraph-properties fo:margin-left="1.249cm" fo:margin-right="0cm" fo:text-indent="0cm" style:auto-text-indent="false"/>
      <style:text-properties fo:color="#5b9bd5" style:font-name="Lucida Console" fo:font-size="10pt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font-size="22pt"/>
    </style:style>
    <style:style style:name="T3" style:family="text">
      <style:text-properties fo:font-variant="normal" fo:text-transform="none" fo:color="#000000" fo:font-size="18pt"/>
    </style:style>
    <style:style style:name="T4" style:family="text">
      <style:text-properties fo:font-size="22pt"/>
    </style:style>
    <style:style style:name="T5" style:family="text">
      <style:text-properties fo:color="#000000" fo:font-size="18pt"/>
    </style:style>
    <style:style style:name="T6" style:family="text">
      <style:text-properties fo:font-size="10pt" fo:font-weight="bold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Extensión para Magento 2 de la <text:span text:style-name="T1">API Conekta</text:span></text:p>
      <text:p text:style-name="P2">Indice</text:p>
      <text:p text:style-name="P3"><text:span text:style-name="T4">1.</text:span><text:span text:style-name="T2"> </text:span><text:span text:style-name="T4">Instalación</text:span></text:p>
      <text:p text:style-name="P3"><text:span text:style-name="T4">2.</text:span><text:span text:style-name="T2"> </text:span><text:span text:style-name="T4">Pago con tarjeta de crédito/débito</text:span></text:p>
      <text:p text:style-name="P4"><text:span text:style-name="T4">a.</text:span><text:span text:style-name="T2"> </text:span><text:span text:style-name="T4">Reembolsos</text:span></text:p>
      <text:p text:style-name="P4"><text:span text:style-name="T4">b.</text:span><text:span text:style-name="T2"> </text:span><text:span text:style-name="T4">Reembolsos parciales</text:span></text:p>
      <text:p text:style-name="P3"><text:span text:style-name="T4">3.</text:span><text:span text:style-name="T2"> </text:span><text:span text:style-name="T4">Pagos en efectivo a través de OXXO</text:span></text:p>
      <text:p text:style-name="P3"><text:span text:style-name="T4">4.</text:span><text:span text:style-name="T2"> </text:span><text:span text:style-name="T4">Pagos por transferencia electrónica SPEI</text:span></text:p>
      <text:p text:style-name="P3"><text:span text:style-name="T4">5.</text:span><text:span text:style-name="T2"> </text:span><text:span text:style-name="T4">Suscripciones</text:span></text:p>
      <text:p text:style-name="P3"><text:span text:style-name="T4">6.</text:span><text:span text:style-name="T2"> </text:span><text:span text:style-name="T4">Webhooks</text:span></text:p>
      <text:p text:style-name="P3"><text:span text:style-name="T4">7.</text:span><text:span text:style-name="T2"> </text:span><text:span text:style-name="T4">Notas</text:span></text:p>
      <text:p text:style-name="P3"><text:span text:style-name="T4">8.</text:span><text:span text:style-name="T2"> </text:span><text:span text:style-name="T4">Errores</text:span></text:p>
      <text:p text:style-name="P5"> </text:p>
      <text:p text:style-name="P6"><text:span text:style-name="T5">1.</text:span><text:span text:style-name="T3">   </text:span><text:span text:style-name="T5">Instalación</text:span></text:p>
      <text:p text:style-name="Text_20_body">Sigue las siguientes instrucciones para instalar la extensión en tu tienda Magento:</text:p>
      <text:p text:style-name="Text_20_body">1. Extraer los archivos de la extensión en el directorio raíz de Magento de la siguiente manera:</text:p>
      <text:p text:style-name="P7">app/code/ced/conekta</text:p>
      <text:p text:style-name="P7">app/code/ced/oxxo</text:p>
      <text:p text:style-name="P7">app/code/ced/spei</text:p>
      <text:p text:style-name="P7">app/code/ced/webhook</text:p>
      <text:p text:style-name="P7">vendor/magento/module-checkout/view/frontend/web/js/view/payment</text:p>
      <text:p text:style-name="P7">pub/static/frontend/Magento/en_US/luma/</text:p>
      <text:p text:style-name="Text_20_body">2. Después de extraer satisfactoriamente los archivos, se necesita ejecutar el comando <text:span text:style-name="T1">upgrade</text:span> de la siguiente manera:</text:p>
      <text:p text:style-name="P7">php bin/magento setup:upgrade</text:p>
      <text:p text:style-name="Text_20_body">3. Después de recibir una respuesta satisfactoria, se puede ver cada módulo tanto en el <text:span text:style-name="T1">frontend</text:span> como en el <text:span text:style-name="T1">admin</text:span> de Magento.</text:p>
      <text:p text:style-name="Text_20_body">4. Para administrar las llaves pública y privada, ir a la sección correspondiente en el <text:span text:style-name="T1">admin</text:span> de Magento.</text:p>
      <text:p text:style-name="Text_20_body">5. Los módulos Conekta Card payment, Oxxo y SPEI se administran desde: </text:p>
      <text:p text:style-name="Text_20_body">Admin =&gt; Stores =&gt; Configuration =&gt; Sales =&gt; Payment Method =&gt; Conekta card payments, Oxxo, SPEI</text:p>
      <text:p text:style-name="Text_20_body">6. Es necesario pegar las llaves para activar la extensión y poder procesar pagos.</text:p>
      <text:p text:style-name="Text_20_body"> </text:p>
      <text:p text:style-name="Text_20_body">NOTAS</text:p>
      <text:p text:style-name="Text_20_body">La instalación en ambiente de pruebas utiliza PHP 7 ubicado en la ruta <text:span text:style-name="T6">/usr/local/lsws/lsphp7/bin/php</text:span>, por lo que los comandos en línea de comandos debe ajustarse a este cambio.</text:p>
      <text:p text:style-name="P1"> </text:p>
      <text:p text:style-name="P1"> </text:p>
      <text:p text:style-name="P1"> </text:p>
      <text:p text:style-name="P1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6S</meta:editing-duration>
    <meta:editing-cycles>3</meta:editing-cycles>
    <meta:generator>LibreOffice/5.1.2.2$Windows_x86 LibreOffice_project/d3bf12ecb743fc0d20e0be0c58ca359301eb705f</meta:generator>
    <dc:date>2016-07-01T19:10:28.690000000</dc:date>
    <meta:document-statistic meta:table-count="0" meta:image-count="0" meta:object-count="0" meta:page-count="2" meta:paragraph-count="36" meta:word-count="212" meta:character-count="1446" meta:non-whitespace-character-count="1255"/>
    <meta:user-defined meta:name="Info 1"/>
    <meta:user-defined meta:name="Info 2"/>
    <meta:user-defined meta:name="Info 3"/>
    <meta:user-defined meta:name="Info 4"/>
  </office:meta>
</office:document-meta>
</file>